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MORENO HERRERA BETZABETH CARME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2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MORENO HERRERA, BETZABETH CARME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3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2T17:35:0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